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WebSocketClient.adaptExtensions( List &lt; WebSocketExtension &gt; extens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WebSocketClient.getPort( URI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WebSocketClient.StandardWebSocketClient( WebSocketContainer webSocket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WebSocketClient.StandardWeb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Client.setUserProperties( @ Nullable Map &lt; String , Object &gt; user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WebSocketClientConfigurator.afterResponse( Handshake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WebSocketClient.get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ClientConfigurator.beforeRequest( Map &lt; String , List &lt; String &gt; &gt; request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WebSocketClient.getLocalHo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WebSocketClient.setTaskExecutor( @ Nullable AsyncTaskExecutor task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Client.getUse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ClientConfigurator.StandardWebSocketClientConfigurator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Client.executeInternal( WebSocketHandler webSocketHandler , HttpHeaders headers , final URI uri , List &lt; String &gt; protocols , List &lt; WebSocketExtension &gt; extensions , Map &lt; String , Object &gt;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